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30.46mm" svg:y="31.28mm">
            <draw:object draw:notify-on-update-of-ranges="Arkusz1.L30:Arkusz1.L34 Arkusz1.M30:Arkusz1.M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8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kolumny</text:p>
          </table:table-cell>
          <table:table-cell office:value-type="string" calcext:value-type="string">
            <text:p>wiersze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335" calcext:value-type="float">
            <text:p>433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2874" calcext:value-type="float">
            <text:p>2874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576" calcext:value-type="float">
            <text:p>3576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696" calcext:value-type="float">
            <text:p>3696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595" calcext:value-type="float">
            <text:p>259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REDNIA</text:p>
          </table:table-cell>
          <table:table-cell table:formula="of:=SUM([.L30:.L34])/5" office:value-type="float" office:value="3415.2" calcext:value-type="float">
            <text:p>3415,2</text:p>
          </table:table-cell>
          <table:table-cell table:formula="of:=SUM([.M30:.M34])/5" office:value-type="float" office:value="2308.2" calcext:value-type="float">
            <text:p>230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30:54.676645848</meta:creation-date>
    <dc:date>2019-06-13T17:00:33.651958066</dc:date>
    <meta:editing-duration>PT5M28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Arkusz1.L30:Arkusz1.M34" chart:data-source-has-labels="row" svg:x="0.32cm" svg:y="0.18cm" svg:width="12.72cm" svg:height="8.64cm">
          <chartooo:coordinate-region svg:x="1.312cm" svg:y="0.379cm" svg:width="11.6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L30:Arkusz1.L34" loext:label-string="kolumny" chart:class="chart:line">
            <chart:data-point chart:repeated="5"/>
          </chart:series>
          <chart:series chart:style-name="ch7" chart:values-cell-range-address="Arkusz1.M30:Arkusz1.M34" loext:label-string="wiersze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y</text:p>
              </table:table-cell>
              <table:table-cell office:value-type="string">
                <text:p>wiersz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5">
                <text:p>4335</text:p>
                <draw:g>
                  <svg:desc>Arkusz1.L30:Arkusz1.L34</svg:desc>
                </draw:g>
              </table:table-cell>
              <table:table-cell office:value-type="float" office:value="2199">
                <text:p>2199</text:p>
                <draw:g>
                  <svg:desc>Arkusz1.M30:Arkusz1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4">
                <text:p>2874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6">
                <text:p>3576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6">
                <text:p>369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5">
                <text:p>2595</text:p>
              </table:table-cell>
              <table:table-cell office:value-type="float" office:value="1776">
                <text:p>1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